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cb9" officeooo:paragraph-rsid="001efcb9"/>
    </style:style>
    <style:style style:name="P2" style:family="paragraph" style:parent-style-name="Standard">
      <style:text-properties officeooo:rsid="00207992" officeooo:paragraph-rsid="00207992"/>
    </style:style>
    <style:style style:name="P3" style:family="paragraph" style:parent-style-name="Standard">
      <style:text-properties officeooo:rsid="00207992" officeooo:paragraph-rsid="00224ca5"/>
    </style:style>
    <style:style style:name="P4" style:family="paragraph" style:parent-style-name="Standard">
      <style:text-properties officeooo:rsid="00224ca5" officeooo:paragraph-rsid="00224ca5"/>
    </style:style>
    <style:style style:name="P5" style:family="paragraph" style:parent-style-name="Table_20_Contents">
      <style:text-properties officeooo:rsid="00207992" officeooo:paragraph-rsid="00207992"/>
    </style:style>
    <style:style style:name="P6" style:family="paragraph" style:parent-style-name="Table_20_Contents">
      <style:text-properties officeooo:rsid="00207992" officeooo:paragraph-rsid="00224ca5"/>
    </style:style>
    <style:style style:name="P7" style:family="paragraph" style:parent-style-name="Standard">
      <style:text-properties officeooo:rsid="0022c50e" officeooo:paragraph-rsid="0022c50e"/>
    </style:style>
    <style:style style:name="P8" style:family="paragraph" style:parent-style-name="Standard">
      <style:text-properties officeooo:rsid="0022c50e" officeooo:paragraph-rsid="00233da4"/>
    </style:style>
    <style:style style:name="P9" style:family="paragraph" style:parent-style-name="Standard">
      <style:text-properties officeooo:rsid="0022c50e" officeooo:paragraph-rsid="002422c6"/>
    </style:style>
    <style:style style:name="P10" style:family="paragraph" style:parent-style-name="Standard">
      <style:text-properties officeooo:rsid="00207992" officeooo:paragraph-rsid="00207992"/>
    </style:style>
    <style:style style:name="P11" style:family="paragraph" style:parent-style-name="Text_20_body" style:list-style-name="L1">
      <style:text-properties officeooo:paragraph-rsid="00207992"/>
    </style:style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207992"/>
    </style:style>
    <style:style style:name="T2" style:family="text">
      <style:text-properties officeooo:rsid="002422c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ing / Test Data </text:p>
      <text:p text:style-name="P1">Time (remove) → when market research completed</text:p>
      <text:p text:style-name="P1">Rating: Divide into 4 bins</text:p>
      <text:p text:style-name="P1">0-25, 26-50, 51-75, 76-100</text:p>
      <text:p text:style-name="P1"/>
      <text:p text:style-name="P1">Issues: Missing Data</text:p>
      <text:p text:style-name="P1">Train Data: None</text:p>
      <text:p text:style-name="P1">Test Data: None</text:p>
      <text:p text:style-name="P1">Users - </text:p>
      <text:p text:style-name="P1"/>
      <text:p text:style-name="P2">Words -</text:p>
      <text:p text:style-name="P2">This csv file contains data that shows how people describe the <text:s/>artists whose music they have just heard. </text:p>
      <text:list xml:id="list7165566683674016714" text:style-name="L1">
        <text:list-item>
          <text:p text:style-name="P12">Artist. An anonymised identifier for the <text:s/>artist. </text:p>
        </text:list-item>
        <text:list-item>
          <text:p text:style-name="P12">User. An anonymised identifier for the <text:span text:style-name="T1">user</text:span></text:p>
        </text:list-item>
        <text:list-item>
          <text:p text:style-name="P12">HEARD_OF. An entry which answers the question: Have you heard of and/or heard music by this artist? </text:p>
        </text:list-item>
        <text:list-item>
          <text:p text:style-name="P12">OWN_ARTIST_MUSIC, which answers the question: Do you have this artist in your music collection? </text:p>
        </text:list-item>
        <text:list-item>
          <text:p text:style-name="P12">LIKE_ARTIST. A numerical entry which answers the question: To what extent do you like or dislike listening this artist? </text:p>
        </text:list-item>
        <text:list-item>
          <text:p text:style-name="P11">Finally, a list of words. There are 82 different words, ranging from “Soulful” to “Cheesy” and “Aggressive.” After listening to tracks from a particular artist, each respondent will have selected the words they think best describe the artist from a given set. The values in each column are therefore 1, if the respondent thinks that word describes the artist, 0 if the respondent does not think the word describes the artist, and empty if the word was not part of the current interview set. </text:p>
          <text:p text:style-name="P11"/>
        </text:list-item>
      </text:list>
      <text:p text:style-name="P2">Description Word Set: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Positive</text:p>
          </table:table-cell>
          <table:table-cell table:style-name="Table1.A1" office:value-type="string">
            <text:p text:style-name="P5">Negative</text:p>
          </table:table-cell>
          <table:table-cell table:style-name="Table1.C1" office:value-type="string">
            <text:p text:style-name="P6">ArrogantNeutral?</text:p>
          </table:table-cell>
        </table:table-row>
        <table:table-row>
          <table:table-cell table:style-name="Table1.A2" office:value-type="string">
            <text:p text:style-name="P2">Edgy</text:p>
            <text:p text:style-name="P2">Sociable</text:p>
            <text:p text:style-name="P2">Wholesome</text:p>
            <text:p text:style-name="P2">Uplifting</text:p>
            <text:p text:style-name="P2">Intriguing</text:p>
            <text:p text:style-name="P2">Legendary</text:p>
            <text:p text:style-name="P2">Thoughtful</text:p>
            <text:p text:style-name="P2">Good lyrics</text:p>
            <text:p text:style-name="P2">Confident</text:p>
            <text:p text:style-name="P2">Colourful</text:p>
            <text:p text:style-name="P2">Stylish</text:p>
            <text:p text:style-name="P2">Heartfelt</text:p>
            <text:p text:style-name="P2"><text:soft-page-break/>Fun</text:p>
            <text:p text:style-name="P2">Beautiful,</text:p>
            <text:p text:style-name="P2">Inspiring</text:p>
            <text:p text:style-name="P2">Pioneer</text:p>
            <text:p text:style-name="P2">Authentic</text:p>
            <text:p text:style-name="P2">Credible</text:p>
            <text:p text:style-name="P2">Cool</text:p>
            <text:p text:style-name="P2">Catchy</text:p>
            <text:p text:style-name="P2">Relatable</text:p>
            <text:p text:style-name="P2">Passionate</text:p>
            <text:p text:style-name="P2">Timeless</text:p>
            <text:p text:style-name="P2">Talented</text:p>
            <text:p text:style-name="P2">Original</text:p>
            <text:p text:style-name="P2">Worldly</text:p>
            <text:p text:style-name="P2">Distinctive</text:p>
            <text:p text:style-name="P2">Approachable</text:p>
            <text:p text:style-name="P2">Genius</text:p>
            <text:p text:style-name="P2">Trendsetter</text:p>
            <text:p text:style-name="P2">Upbeat</text:p>
            <text:p text:style-name="P2">Energetic</text:p>
            <text:p text:style-name="P2">Exciting</text:p>
            <text:p text:style-name="P3">Progressive</text:p>
            <text:p text:style-name="P3">Nostalgic</text:p>
            <text:p text:style-name="P3">Sexy</text:p>
            <text:p text:style-name="P3">Soulful</text:p>
            <text:p text:style-name="P3">Warm</text:p>
            <text:p text:style-name="P3">Popular</text:p>
            <text:p text:style-name="P3">Superstar</text:p>
            <text:p text:style-name="P3">Relaxed</text:p>
            <text:p text:style-name="P3">Classic</text:p>
            <text:p text:style-name="P3">Iconic</text:p>
          </table:table-cell>
          <table:table-cell table:style-name="Table1.A2" office:value-type="string">
            <text:p text:style-name="P2">Uninspired</text:p>
            <text:p text:style-name="P2">Unattractive</text:p>
            <text:p text:style-name="P2">Boring</text:p>
            <text:p text:style-name="P2">Irrelevant</text:p>
            <text:p text:style-name="P2">Superficial</text:p>
            <text:p text:style-name="P2">Annoying</text:p>
            <text:p text:style-name="P2">Not authentic</text:p>
            <text:p text:style-name="P2">Noisy</text:p>
            <text:p text:style-name="P3">Arrogant</text:p>
            <text:p text:style-name="P3">Cheesy</text:p>
            <text:p text:style-name="P3">Fake</text:p>
            <text:p text:style-name="P3">Unapproachable</text:p>
            <text:p text:style-name="P3"><text:soft-page-break/>Unoriginal</text:p>
          </table:table-cell>
          <table:table-cell table:style-name="Table1.C2" office:value-type="string">
            <text:p text:style-name="P2">Sophisticated</text:p>
            <text:p text:style-name="P2">Aggressive</text:p>
            <text:p text:style-name="P2">Laid back</text:p>
            <text:p text:style-name="P2">Free</text:p>
            <text:p text:style-name="P2">Outspoken</text:p>
            <text:p text:style-name="P2">Serious</text:p>
            <text:p text:style-name="P2">Old</text:p>
            <text:p text:style-name="P2">Youthful</text:p>
            <text:p text:style-name="P2">Cheap</text:p>
            <text:p text:style-name="P2">Current</text:p>
            <text:p text:style-name="P2">Calm</text:p>
            <text:p text:style-name="P2">Outgoing</text:p>
            <text:p text:style-name="P2"><text:soft-page-break/>Way out</text:p>
            <text:p text:style-name="P2">Sensitive</text:p>
            <text:p text:style-name="P2">Mainstream</text:p>
            <text:p text:style-name="P2">Dark</text:p>
            <text:p text:style-name="P2">Background</text:p>
            <text:p text:style-name="P2">Depressing</text:p>
            <text:p text:style-name="P2">Emotional</text:p>
            <text:p text:style-name="P4">None of these</text:p>
            <text:p text:style-name="P3">Rebellious</text:p>
            <text:p text:style-name="P3">Intrusive</text:p>
            <text:p text:style-name="P3">Dated</text:p>
            <text:p text:style-name="P3">Playful</text:p>
            <text:p text:style-name="P4">Over</text:p>
          </table:table-cell>
        </table:table-row>
      </table:table>
      <text:p text:style-name="P2"/>
      <text:p text:style-name="P7">HEARD_OF <text:span text:style-name="T2">(binary)</text:span></text:p>
      <text:p text:style-name="P9">{'Heard of':1, 'Heard of and listened to music EVER':1, 'Heard of and listened to music RECENTLY':1, 'Ever heard music by':1, 'Listened to recently':1 <text:s/>, 'Ever heard of ':1, </text:p>
      <text:p text:style-name="P9">'Never heard of':0}</text:p>
      <text:p text:style-name="P7"/>
      <text:p text:style-name="P7">OWN_ARTIST_MUSIC <text:span text:style-name="T2">(interval)</text:span></text:p>
      <text:p text:style-name="P8">{'Own a lot of their music':2</text:p>
      <text:p text:style-name="P8">'Own all or most of their music':2,</text:p>
      <text:p text:style-name="P8">‘Own a little of their music':1</text:p>
      <text:p text:style-name="P8">'Dont know':1</text:p>
      <text:p text:style-name="P8">'Own none of their music':0}</text:p>
      <text:p text:style-name="P7"/>
      <text:p text:style-name="P7">Users: </text:p>
      <text:p text:style-name="P7">LIST_OWN/BACK <text:span text:style-name="T2">(interval)</text:span></text:p>
      <text:p text:style-name="P7">make numeric ( “1 hour”→ 1)</text:p>
      <text:p text:style-name="P7"/>
      <text:p text:style-name="P7"><text:soft-page-break/>MUSIC <text:span text:style-name="T2">(ordinal)</text:span></text:p>
      <text:p text:style-name="P7">'Music has no particular interest for me':0</text:p>
      <text:p text:style-name="P7">'Music is no longer as important as it used to be to me':1,</text:p>
      <text:p text:style-name="P7">'I like music but it does not feature heavily in my life':2</text:p>
      <text:p text:style-name="P7">'Music is important to me but not necessarily more important than other hobbies or interests':3,</text:p>
      <text:p text:style-name="P7">'Music is important to me but not necessarily more important':3</text:p>
      <text:p text:style-name="P7">Music means a lot to me and is a passion of mine':4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22:10:26.127566215</meta:creation-date>
    <meta:generator>LibreOffice/5.1.6.2$Linux_X86_64 LibreOffice_project/10m0$Build-2</meta:generator>
    <dc:date>2017-04-18T10:30:11.796599649</dc:date>
    <meta:editing-duration>PT25M2S</meta:editing-duration>
    <meta:editing-cycles>5</meta:editing-cycles>
    <meta:document-statistic meta:table-count="1" meta:image-count="0" meta:object-count="0" meta:page-count="3" meta:paragraph-count="121" meta:word-count="441" meta:character-count="2725" meta:non-whitespace-character-count="2398"/>
  </office:meta>
</office:document-meta>
</file>